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1.1492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5.4244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15" table:default-cell-style-name="Default"/>
        <table:table-column table:style-name="co11" table:number-columns-repeated="38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4"/>
          <table:table-cell table:number-columns-repeated="6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calendar year ({d.lmaip.reportEndDate})</text:p>
          </table:table-cell>
          <table:covered-table-cell table:number-columns-repeated="3"/>
          <table:table-cell table:number-columns-repeated="58"/>
        </table:table-row>
        <table:table-row table:style-name="ro2">
          <table:table-cell table:number-columns-repeated="2"/>
          <table:table-cell table:style-name="ce2"/>
          <table:table-cell table:number-columns-repeated="61"/>
        </table:table-row>
        <table:table-row table:style-name="ro2">
          <table:table-cell table:number-columns-repeated="2"/>
          <table:table-cell table:style-name="ce16" office:value-type="string" calcext:value-type="string">
            <text:p>Product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Value (USD)</text:p>
          </table:table-cell>
          <table:table-cell table:style-name="ce16" office:value-type="string" calcext:value-type="string">
            <text:p>Comments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17" office:value-type="string" calcext:value-type="string">
            <text:p>{d.lmaip.UNFPA_deliveries_summary.data[i].item_name}</text:p>
          </table:table-cell>
          <table:table-cell table:style-name="ce18" office:value-type="string" calcext:value-type="string">
            <text:p>{d.lmaip.UNFPA_deliveries_summary.data[i].units_received:formatN()}</text:p>
          </table:table-cell>
          <table:table-cell table:style-name="ce19" office:value-type="string" calcext:value-type="string">
            <text:p>{d.lmaip.UNFPA_deliveries_summary.data[i].value_received:div(...usdRate):formatN()}</text:p>
          </table:table-cell>
          <table:table-cell office:value-type="string" calcext:value-type="string">
            <text:p>…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17" office:value-type="string" calcext:value-type="string">
            <text:p><text:span text:style-name="T1">{d.lmaip.UNFPA_deliveries_summary</text:span>.data[i+1].item_name}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16" office:value-type="string" calcext:value-type="string">
            <text:p>Total</text:p>
          </table:table-cell>
          <table:table-cell/>
          <table:table-cell table:style-name="ce20" office:value-type="string" calcext:value-type="string">
            <text:p>{d.lmaip.UNFPA_deliveries_summary.data[i]:add(.value_received:div(...usdRate)):formatN()}</text:p>
          </table:table-cell>
          <table:table-cell table:number-columns-repeated="59"/>
        </table:table-row>
        <table:table-row table:style-name="ro2" table:number-rows-repeated="1048520">
          <table:table-cell table:number-columns-repeated="64"/>
        </table:table-row>
        <table:table-row table:style-name="ro3" table:number-rows-repeated="4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12" table:default-cell-style-name="Default"/>
        <table:table-row table:style-name="ro4">
          <table:table-cell/>
        </table:table-row>
        <table:table-row table:style-name="ro4">
          <table:table-cell table:style-name="ce9" office:value-type="string" calcext:value-type="string">
            <text:p>{d.lmaip.CW_dist_summary.data[i].store_nam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$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38P1" style:volatile="true">
      <number:text>-$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39">
      <number:number number:decimal-places="1" number:min-decimal-places="1" number:min-integer-digits="1"/>
      <number:text>%</number:text>
    </number:percentage-style>
    <number:number-style style:name="N140">
      <number:text>$</number:text>
      <number:number number:decimal-places="0" number:min-decimal-places="0" number:min-integer-digits="1" number:grouping="true"/>
    </number:number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text>$</number:text>
      <number:number number:decimal-places="2" number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1965in" fo:margin-bottom="0in" fo:margin-left="0.2362in" fo:margin-right="0.2362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.0575in"/>
      </style:footer-style>
    </style:page-layout>
    <style:page-layout style:name="Mpm6">
      <style:page-layout-properties fo:page-width="11.6929in" fo:page-height="8.2681in" style:num-format="1" style:print-orientation="landscape" fo:margin-top="0.1965in" fo:margin-bottom="0in" fo:margin-left="0.2362in" fo:margin-right="0.236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.0575in"/>
      </style:footer-style>
    </style:page-layout>
    <style:page-layout style:name="Mpm7">
      <style:page-layout-properties fo:page-width="11.6929in" fo:page-height="8.2681in" style:num-format="1" style:print-orientation="landscape" fo:margin-top="0.1965in" fo:margin-bottom="0in" fo:margin-left="0.2362in" fo:margin-right="0.2362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465in" fo:margin-left="0in" fo:margin-right="0in" fo:margin-top="0.3075in"/>
      </style:footer-style>
    </style:page-layout>
    <style:page-layout style:name="Mpm8">
      <style:page-layout-properties fo:page-width="11.6929in" fo:page-height="8.2681in" style:num-format="1" style:print-orientation="landscape" fo:margin-top="0.1in" fo:margin-bottom="0in" fo:margin-left="0.7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61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4:28:03.6112574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des" style:display-name="PageStyle_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INFORMATION" style:display-name="PageStyle_GENERAL INFORM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_20_UNFPA_20_Deliveries_20_Summary" style:display-name="PageStyle_1. UNFPA Deliveries Summary" style:page-layout-name="Mpm5">
      <style:header style:display="false"/>
      <style:header-left style:display="false"/>
      <style:header-first style:display="false"/>
      <style:footer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2._20_Customs_20_Clearance_20_Overview" style:display-name="PageStyle_2. Customs Clearance Overview" style:page-layout-name="Mpm6">
      <style:header style:display="false"/>
      <style:header-left style:display="false"/>
      <style:header-first style:display="false"/>
      <style:footer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3.1_20_CW_20_Overview" style:display-name="PageStyle_3.1 CW Overview" style:page-layout-name="Mpm7">
      <style:header style:display="false"/>
      <style:header-left style:display="false"/>
      <style:header-first style:display="false"/>
      <style:footer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3.2_20_CW_20_Dist_20_Summary" style:display-name="PageStyle_3.2 CW Dist Summa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3_20_DCW_20_Overview_20__26__20_Dist_20_Summary" style:display-name="PageStyle_3.3 DCW Overview &amp; Dist Summary" style:page-layout-name="Mpm5">
      <style:header style:display="false"/>
      <style:header-left style:display="false"/>
      <style:header-first style:display="false"/>
      <style:footer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4._20_Dist_20_Process_20_Overview" style:display-name="PageStyle_4. Dist Process 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._20_Stockout_20_Levels_20_Summary" style:display-name="PageStyle_5. Stockout Levels Summa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._20_SCM_20_Systems_20_Overview" style:display-name="PageStyle_6. SCM Systems Overview" style:page-layout-name="Mpm6">
      <style:header style:display="false"/>
      <style:header-left style:display="false"/>
      <style:header-first style:display="false"/>
      <style:footer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7._20_SCM_20_Capacity_20_Gaps_20_Overview" style:display-name="PageStyle_7. SCM Capacity Gaps Overview" style:page-layout-name="Mpm8">
      <style:header style:display="false"/>
      <style:header-left style:display="false"/>
      <style:header-first style:display="false"/>
      <style:footer style:display="false">
        <style:region-left>
          <text:p><text:span text:style-name="MT1">File</text:span></text:p>
        </style:region-left>
        <style:region-right>
          <text:p><text:span text:style-name="MT1"><text:sheet-name>???</text:sheet-name></text:span></text:p>
        </style:region-right>
      </style:footer>
      <style:footer-left style:display="false"/>
      <style:footer-first style:display="false"/>
    </style:master-page>
    <style:master-page style:name="PageStyle_5f_8._20_SCM_20_Fraud_20_Overview" style:display-name="PageStyle_8. SCM Fraud 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9._20_SCM_20_Ratings" style:display-name="PageStyle_9. SCM Rating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ronyms" style:display-name="PageStyle_Acronym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7-18T15:24:54</meta:creation-date>
    <meta:initial-creator>Naïma Gherdaoui</meta:initial-creator>
    <meta:generator>LibreOffice/7.2.3.2$MacOSX_X86_64 LibreOffice_project/d166454616c1632304285822f9c83ce2e660fd92</meta:generator>
    <dc:date>2021-12-28T14:29:29.853945924</dc:date>
    <meta:editing-duration>PT2H24M48S</meta:editing-duration>
    <meta:editing-cycles>119</meta:editing-cycles>
    <meta:document-statistic meta:table-count="2" meta:cell-count="14" meta:object-count="0"/>
  </office:meta>
</office:document-meta>
</file>